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solid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line-through-style="solid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Table_20_Contents">
      <style:text-properties style:text-line-through-style="solid"/>
    </style:style>
    <style:style style:name="P7" style:family="paragraph" style:parent-style-name="Standard">
      <style:text-properties style:text-line-through-style="soli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style:text-line-through-style="soli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3f7f5f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6a3e3e"/>
    </style:style>
    <style:style style:name="T9" style:family="text">
      <style:text-properties fo:color="#0000c0"/>
    </style:style>
    <style:style style:name="T10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2a00ff"/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.-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.-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.-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.-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.-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.-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.-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.-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'ha de substituir XXXXX pel nom del Projecte</text:p>
      <text:p text:style-name="Standard">S'ha de substituir xxxxx pel nom del package</text:p>
      <text:p text:style-name="Standard"/>
      <text:p text:style-name="Standard"/>
      <text:list xml:id="list7677447277416588237" text:style-name="L1">
        <text:list-item>
          <text:p text:style-name="P8">pom.xml de l'ARREL afegir dins properties la seüent entrada</text:p>
        </text:list-item>
      </text:list>
      <table:table table:name="Taula7" table:style-name="Taula7">
        <table:table-column table:style-name="Taula7.A"/>
        <table:table-row>
          <table:table-cell table:style-name="Taula7.A1" office:value-type="string">
            <text:p text:style-name="Table_20_Contents">&lt;properties&gt;</text:p>
            <text:p text:style-name="Table_20_Contents"><text:s text:c="4"/>...</text:p>
            <text:p text:style-name="Table_20_Contents"><text:s text:c="4"/>&lt;plugins.version&gt;1.0.0&lt;/plugins.version&gt;</text:p>
            <text:p text:style-name="Table_20_Contents"><text:s text:c="4"/>....</text:p>
            <text:p text:style-name="Table_20_Contents"><text:s text:c="2"/>&lt;/properties&gt;</text:p>
          </table:table-cell>
        </table:table-row>
      </table:table>
      <text:p text:style-name="Standard"/>
      <text:list xml:id="list31370909" text:continue-numbering="true" text:style-name="L1">
        <text:list-item>
          <text:p text:style-name="P8">Projecte EAR</text:p>
          <text:list>
            <text:list-item>
              <text:p text:style-name="P8">Dins l'apartat "&lt;!-- Externes --&gt;" afegir les següents entrades</text:p>
            </text:list-item>
          </text:list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Table_20_Contents"><text:s text:c="4"/>&lt;!-- <text:s/>Plugins API --&gt;</text:p>
            <text:p text:style-name="Table_20_Contents"/>
            <text:p text:style-name="Table_20_Contents"><text:s text:c="4"/>&lt;dependency&gt;</text:p>
            <text:p text:style-name="Table_20_Contents"><text:s text:c="6"/>&lt;groupId&gt;org.fundaciobit.plugins&lt;/groupId&gt;</text:p>
            <text:p text:style-name="Table_20_Contents"><text:s text:c="6"/>&lt;artifactId&gt;plugins-api&lt;/artifactId&gt;</text:p>
            <text:p text:style-name="Table_20_Contents"><text:s text:c="6"/>&lt;version&gt;${plugins.version}&lt;/version&gt;</text:p>
            <text:p text:style-name="Table_20_Contents"><text:s text:c="6"/>&lt;type&gt;jar&lt;/type&gt;</text:p>
            <text:p text:style-name="Table_20_Contents"><text:s text:c="4"/>&lt;/dependency&gt;</text:p>
            <text:p text:style-name="Table_20_Contents"/>
            <text:p text:style-name="Standard">&lt;!-- ============================================ --&gt;</text:p>
            <text:p text:style-name="Table_20_Contents"><text:s text:c="8"/>&lt;!-- ========== PLUGINS DE DATAEXPORT =========== --&gt;</text:p>
            <text:p text:style-name="Table_20_Contents"><text:s text:c="8"/>&lt;!-- ============================================ --&gt;</text:p>
            <text:p text:style-name="Table_20_Contents"/>
            <text:p text:style-name="Table_20_Contents"><text:s text:c="8"/>&lt;!-- Excel Plugin --&gt;</text:p>
            <text:p text:style-name="Table_20_Contents"><text:s text:c="8"/>&lt;dependency&gt;</text:p>
            <text:p text:style-name="Table_20_Contents"><text:s text:c="10"/>&lt;groupId&gt;org.fundaciobit.plugins&lt;/groupId&gt;</text:p>
            <text:p text:style-name="Table_20_Contents"><text:s text:c="10"/>&lt;artifactId&gt;plugin-exportdata-excel&lt;/artifactId&gt;</text:p>
            <text:p text:style-name="Table_20_Contents"><text:s text:c="10"/>&lt;version&gt;${plugins.version}&lt;/version&gt;</text:p>
            <text:p text:style-name="Table_20_Contents"><text:s text:c="8"/>&lt;/dependency&gt;</text:p>
            <text:p text:style-name="Table_20_Contents"/>
            <text:p text:style-name="Table_20_Contents"><text:s text:c="8"/>&lt;dependency&gt;</text:p>
            <text:p text:style-name="Table_20_Contents"><text:s text:c="10"/>&lt;groupId&gt;org.apache.poi&lt;/groupId&gt;</text:p>
            <text:p text:style-name="Table_20_Contents"><text:s text:c="10"/>&lt;artifactId&gt;poi&lt;/artifactId&gt;</text:p>
            <text:p text:style-name="Table_20_Contents"><text:s text:c="10"/>&lt;version&gt;3.9&lt;/version&gt;</text:p>
            <text:p text:style-name="Table_20_Contents"><text:s text:c="8"/>&lt;/dependency&gt;</text:p>
            <text:p text:style-name="Table_20_Contents"/>
            <text:p text:style-name="Table_20_Contents"><text:s text:c="8"/>&lt;!-- ODS Plugin --&gt;</text:p>
            <text:p text:style-name="Table_20_Contents"><text:s text:c="8"/>&lt;dependency&gt;</text:p>
            <text:p text:style-name="Table_20_Contents"><text:s text:c="10"/>&lt;groupId&gt;org.fundaciobit.plugins&lt;/groupId&gt;</text:p>
            <text:p text:style-name="Table_20_Contents"><text:s text:c="10"/>&lt;artifactId&gt;plugin-exportdata-ods&lt;/artifactId&gt;</text:p>
            <text:p text:style-name="Table_20_Contents"><text:s text:c="10"/>&lt;version&gt;${plugins.version}&lt;/version&gt;</text:p>
            <text:p text:style-name="Table_20_Contents"><text:s text:c="8"/>&lt;/dependency&gt;</text:p>
            <text:p text:style-name="Table_20_Contents"/>
            <text:p text:style-name="Table_20_Contents"><text:s text:c="8"/>&lt;dependency&gt;</text:p>
            <text:p text:style-name="Table_20_Contents"><text:s text:c="10"/>&lt;groupId&gt;org.jopendocument&lt;/groupId&gt;</text:p>
            <text:p text:style-name="Table_20_Contents"><text:s text:c="10"/>&lt;artifactId&gt;jOpenDocument&lt;/artifactId&gt;</text:p>
            <text:p text:style-name="Table_20_Contents"><text:s text:c="10"/>&lt;version&gt;1.3b1&lt;/version&gt;</text:p>
            <text:p text:style-name="Table_20_Contents"><text:s text:c="8"/>&lt;/dependency&gt;</text:p>
            <text:p text:style-name="Table_20_Contents"><text:soft-page-break/></text:p>
            <text:p text:style-name="Table_20_Contents"><text:s text:c="8"/>&lt;!-- CSV Plugin --&gt;</text:p>
            <text:p text:style-name="Table_20_Contents"><text:s text:c="8"/>&lt;dependency&gt;</text:p>
            <text:p text:style-name="Table_20_Contents"><text:s text:c="10"/>&lt;groupId&gt;org.fundaciobit.plugins&lt;/groupId&gt;</text:p>
            <text:p text:style-name="Table_20_Contents"><text:s text:c="10"/>&lt;artifactId&gt;plugin-exportdata-csv&lt;/artifactId&gt;</text:p>
            <text:p text:style-name="Table_20_Contents"><text:s text:c="10"/>&lt;version&gt;${plugins.version}&lt;/version&gt;</text:p>
            <text:p text:style-name="Table_20_Contents"><text:s text:c="8"/>&lt;/dependency&gt;</text:p>
          </table:table-cell>
        </table:table-row>
      </table:table>
      <text:p text:style-name="Standard"/>
      <text:p text:style-name="Standard"/>
      <text:list xml:id="list31367243" text:continue-numbering="true" text:style-name="L1">
        <text:list-item>
          <text:list>
            <text:list-header>
              <text:p text:style-name="P8"/>
            </text:list-header>
          </text:list>
        </text:list-item>
        <text:list-item>
          <text:p text:style-name="P8">Projecte Back</text:p>
          <text:list>
            <text:list-item>
              <text:p text:style-name="P8">Al pom.xml afegir la següent dependència</text:p>
            </text:list-item>
          </text:list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3"><text:s text:c="4"/>&lt;!-- Externas --&gt;</text:p>
            <text:p text:style-name="P3"/>
            <text:p text:style-name="P3"><text:s text:c="4"/>&lt;dependency&gt;</text:p>
            <text:p text:style-name="P3"><text:s text:c="6"/>&lt;groupId&gt;org.fundaciobit.plugins&lt;/groupId&gt;</text:p>
            <text:p text:style-name="P3"><text:s text:c="6"/>&lt;artifactId&gt;plugins-api&lt;/artifactId&gt;</text:p>
            <text:p text:style-name="P3"><text:s text:c="6"/>&lt;version&gt;${plugins.version}&lt;/version&gt;</text:p>
            <text:p text:style-name="P3"><text:s text:c="6"/>&lt;scope&gt;provided&lt;/scope&gt;</text:p>
            <text:p text:style-name="P3"><text:s text:c="4"/>&lt;/dependency&gt;</text:p>
          </table:table-cell>
        </table:table-row>
      </table:table>
      <text:p text:style-name="Standard"/>
      <text:list xml:id="list31372529" text:continue-numbering="true" text:style-name="L1">
        <text:list-item>
          <text:list>
            <text:list-item>
              <text:p text:style-name="P8">Afegir la Següent Classe</text:p>
            </text:list-item>
          </text:list>
        </text:list-item>
      </text:list>
      <table:table table:name="Taula1" table:style-name="Taula1">
        <table:table-column table:style-name="Taula1.A"/>
        <table:table-row>
          <table:table-cell table:style-name="Taula1.A1" office:value-type="string">
            <text:p text:style-name="P5">package es.caib.<text:span text:style-name="T1">xxxxx</text:span>.back.utils;</text:p>
            <text:p text:style-name="P5"/>
            <text:p text:style-name="P5">import java.util.ArrayList;</text:p>
            <text:p text:style-name="P5">import java.util.List;</text:p>
            <text:p text:style-name="P5">import java.util.Map;</text:p>
            <text:p text:style-name="P5">import java.util.Set;</text:p>
            <text:p text:style-name="P5">import java.util.TreeMap;</text:p>
            <text:p text:style-name="P5"/>
            <text:p text:style-name="P5">import org.apache.log4j.Logger;</text:p>
            <text:p text:style-name="P5">import org.fundaciobit.plugins.exportdata.ExportData;</text:p>
            <text:p text:style-name="P5">import org.fundaciobit.plugins.exportdata.ExportFile;</text:p>
            <text:p text:style-name="P5">import org.fundaciobit.plugins.exportdata.ExportItem;</text:p>
            <text:p text:style-name="P5">import org.fundaciobit.plugins.exportdata.IExportDataPlugin;</text:p>
            <text:p text:style-name="P5">import org.fundaciobit.genapp.common.IGenAppEntity;</text:p>
            <text:p text:style-name="P5">import org.fundaciobit.genapp.common.query.BooleanField;</text:p>
            <text:p text:style-name="P5">import org.fundaciobit.genapp.common.query.Field;</text:p>
            <text:p text:style-name="P5">import org.fundaciobit.genapp.common.utils.Utils;</text:p>
            <text:p text:style-name="P5">import org.fundaciobit.genapp.common.web.exportdata.DataExported;</text:p>
            <text:p text:style-name="P5">import org.fundaciobit.genapp.common.web.exportdata.IDataExporter;</text:p>
            <text:p text:style-name="P5">import org.fundaciobit.genapp.common.web.form.AdditionalField;</text:p>
            <text:p text:style-name="P5">import org.fundaciobit.genapp.common.web.form.BaseFilterForm;</text:p>
            <text:p text:style-name="P5">import org.fundaciobit.genapp.common.web.i18n.I18NUtils;</text:p>
            <text:p text:style-name="P5"/>
            <text:p text:style-name="P5"/>
            <text:p text:style-name="P5">/**</text:p>
            <text:p text:style-name="P5"><text:s/>* </text:p>
            <text:p text:style-name="P5"><text:s/>* @author anadal</text:p>
            <text:p text:style-name="P5"><text:s/>*</text:p>
            <text:p text:style-name="P5"><text:s/>*/</text:p>
            <text:p text:style-name="P5">public class DataExporter<text:span text:style-name="T1">XXXXX</text:span> implements IDataExporter {</text:p>
            <text:p text:style-name="P5"><text:s text:c="2"/>private IExportDataPlugin exportDataPlugin;</text:p>
            <text:p text:style-name="P5"><text:s text:c="2"/></text:p>
            <text:p text:style-name="P5"><text:s text:c="2"/>protected final Logger log = Logger.getLogger(getClass());</text:p>
            <text:p text:style-name="P5"><text:s text:c="2"/></text:p>
            <text:p text:style-name="P5"><text:s text:c="2"/>/**</text:p>
            <text:p text:style-name="P5"><text:s text:c="3"/>* @param exportDataPlugin</text:p>
            <text:p text:style-name="P5"><text:s text:c="3"/>*/</text:p>
            <text:p text:style-name="P5"><text:s text:c="2"/>public DataExporter<text:span text:style-name="T1">XXXXX</text:span>(IExportDataPlugin exportDataPlugin) {</text:p>
            <text:p text:style-name="P5"><text:s text:c="4"/>super();</text:p>
            <text:p text:style-name="P5"><text:s text:c="4"/>this.exportDataPlugin = exportDataPlugin;</text:p>
            <text:p text:style-name="P5"><text:s text:c="2"/>}</text:p>
            <text:p text:style-name="P5"><text:soft-page-break/><text:s text:c="2"/></text:p>
            <text:p text:style-name="P5"/>
            <text:p text:style-name="P5"><text:s text:c="2"/>@Override</text:p>
            <text:p text:style-name="P5"><text:s text:c="2"/>public String getID() {</text:p>
            <text:p text:style-name="P5"><text:s text:c="4"/>return this.exportDataPlugin.getClass().getName().replace(".", "_");</text:p>
            <text:p text:style-name="P5"><text:s text:c="2"/>}</text:p>
            <text:p text:style-name="P5"/>
            <text:p text:style-name="P5"><text:s text:c="2"/>@Override</text:p>
            <text:p text:style-name="P5"><text:s text:c="2"/>public String getName() {</text:p>
            <text:p text:style-name="P5"><text:s text:c="4"/>return exportDataPlugin.getName();</text:p>
            <text:p text:style-name="P5"><text:s text:c="2"/>}</text:p>
            <text:p text:style-name="P5"/>
            <text:p text:style-name="P5"><text:s text:c="2"/>@Override</text:p>
            <text:p text:style-name="P5"><text:s text:c="2"/>public DataExported getIcon() {</text:p>
            <text:p text:style-name="P5"><text:s text:c="4"/></text:p>
            <text:p text:style-name="P5"/>
            <text:p text:style-name="P5"><text:s text:c="6"/>ExportFile ef = exportDataPlugin.getIcon();</text:p>
            <text:p text:style-name="P5"><text:s text:c="6"/></text:p>
            <text:p text:style-name="P5"><text:s text:c="6"/>if (ef == null) {</text:p>
            <text:p text:style-name="P5"><text:s text:c="8"/>return null;</text:p>
            <text:p text:style-name="P5"><text:s text:c="6"/>} else {</text:p>
            <text:p text:style-name="P5"><text:s text:c="8"/>return new DataExported(ef.getContentType(), ef.getFilename(), ef.getData());</text:p>
            <text:p text:style-name="P5"><text:s text:c="6"/>}</text:p>
            <text:p text:style-name="P5"/>
            <text:p text:style-name="P5"><text:s text:c="2"/>}</text:p>
            <text:p text:style-name="P5"/>
            <text:p text:style-name="P5"><text:s text:c="2"/>@Override</text:p>
            <text:p text:style-name="P5"><text:s text:c="2"/>public DataExported exportList(BaseFilterForm filterForm,</text:p>
            <text:p text:style-name="P5"><text:s text:c="4"/>List&lt;? extends IGenAppEntity&gt; list, Field&lt;?&gt;[] allFields,</text:p>
            <text:p text:style-name="P5"><text:s text:c="4"/>Map&lt;Field&lt;?&gt;, Map&lt;String, String&gt;&gt; mapValuesByField, Field&lt;?&gt;[] primaryKeys) <text:s/>throws Exception {</text:p>
            <text:p text:style-name="P5"><text:s text:c="5"/></text:p>
            <text:p text:style-name="P5"/>
            <text:p text:style-name="P5"><text:s text:c="4"/></text:p>
            <text:p text:style-name="P5"><text:s text:c="4"/></text:p>
            <text:p text:style-name="P5"><text:s text:c="6"/>// TODO Falten columnes adicionals</text:p>
            <text:p text:style-name="P5"><text:s text:c="6"/></text:p>
            <text:p text:style-name="P5"><text:s text:c="6"/>// 1.- Passar llistat a ExportData</text:p>
            <text:p text:style-name="P5"><text:s text:c="6"/></text:p>
            <text:p text:style-name="P5"><text:s text:c="6"/>// 1.1 Columnes Visibles</text:p>
            <text:p text:style-name="P5"><text:s text:c="6"/>Field&lt;?&gt;[] visibleFields = getVisibleFields(filterForm, allFields);</text:p>
            <text:p text:style-name="P5"><text:s text:c="6"/></text:p>
            <text:p text:style-name="P5"><text:s text:c="6"/>ExportData exportData = getExportData(filterForm, list,</text:p>
            <text:p text:style-name="P5"><text:s text:c="20"/>visibleFields, mapValuesByField, primaryKeys);</text:p>
            <text:p text:style-name="P5"><text:s text:c="6"/></text:p>
            <text:p text:style-name="P5"><text:s text:c="6"/>// 2. Passar exportData al tipus de document</text:p>
            <text:p text:style-name="P5"><text:s text:c="6"/></text:p>
            <text:p text:style-name="P5"><text:s text:c="6"/>ExportFile exportFile = exportDataPlugin.getExportFile(exportData);</text:p>
            <text:p text:style-name="P5"><text:s text:c="6"/></text:p>
            <text:p text:style-name="P5"><text:s text:c="6"/></text:p>
            <text:p text:style-name="P5"><text:s text:c="6"/>if (exportData == null) {</text:p>
            <text:p text:style-name="P5"><text:s text:c="8"/>return null;</text:p>
            <text:p text:style-name="P5"><text:s text:c="6"/>} else {</text:p>
            <text:p text:style-name="P5"><text:s text:c="8"/>return new DataExported(exportFile.getContentType(), exportFile.getFilename(), exportFile.getData());</text:p>
            <text:p text:style-name="P5"><text:s text:c="6"/>}</text:p>
            <text:p text:style-name="P5"><text:s text:c="6"/></text:p>
            <text:p text:style-name="P5"><text:s text:c="2"/>}</text:p>
            <text:p text:style-name="P5"/>
            <text:p text:style-name="P5"/>
            <text:p text:style-name="P5"><text:s text:c="2"/>public static ExportData getExportData(BaseFilterForm filterForm,</text:p>
            <text:p text:style-name="P5"><text:s text:c="6"/>List&lt;? extends Object&gt; list, Field&lt;?&gt;[] visibleFields,</text:p>
            <text:p text:style-name="P5"><text:s text:c="6"/>Map&lt;Field&lt;?&gt;,Map&lt;String, String&gt;&gt; mapValues, Field&lt;?&gt; ... primaryKeys) {</text:p>
            <text:p text:style-name="P5"/>
            <text:p text:style-name="P5"><text:s text:c="4"/>// 1.1 Titols de les Columnes</text:p>
            <text:p text:style-name="P5"><text:s text:c="4"/>TreeMap&lt;Integer, AdditionalField&lt;?,?&gt;&gt; additionalFields = filterForm.getAdditionalFields();</text:p>
            <text:p text:style-name="P5"><text:s text:c="4"/></text:p>
            <text:p text:style-name="P5"><text:s text:c="4"/>String[] titles = new String[visibleFields.length + additionalFields.size()]; </text:p>
            <text:p text:style-name="P5"><text:s text:c="4"/>Map&lt;Field&lt;?&gt;, String&gt; labels = filterForm.getLabels();</text:p>
            <text:p text:style-name="P5"><text:s text:c="4"/></text:p>
            <text:p text:style-name="P5"><text:s text:c="4"/></text:p>
            <text:p text:style-name="P5"><text:soft-page-break/><text:s text:c="4"/>int column = 0;</text:p>
            <text:p text:style-name="P5"><text:s text:c="4"/>for (Integer pos : additionalFields.keySet()) {</text:p>
            <text:p text:style-name="P5"><text:s text:c="6"/>if (pos &gt;= 0) {</text:p>
            <text:p text:style-name="P5"><text:s text:c="8"/>break;</text:p>
            <text:p text:style-name="P5"><text:s text:c="6"/>}</text:p>
            <text:p text:style-name="P5"><text:s text:c="6"/>AdditionalField&lt;?, ?&gt; adField = additionalFields.get(pos);</text:p>
            <text:p text:style-name="P5"><text:s text:c="6"/>titles[column] = I18NUtils.tradueix(adField.getCodeName());</text:p>
            <text:p text:style-name="P5"><text:s text:c="6"/>column++;</text:p>
            <text:p text:style-name="P5"><text:s text:c="4"/>}</text:p>
            <text:p text:style-name="P5"><text:s text:c="4"/></text:p>
            <text:p text:style-name="P5"><text:s text:c="4"/></text:p>
            <text:p text:style-name="P5"><text:s text:c="4"/>for (int i = 0; i &lt; visibleFields.length; i++) {</text:p>
            <text:p text:style-name="P5"><text:s text:c="6"/>Field&lt;?&gt; field = visibleFields[i];</text:p>
            <text:p text:style-name="P5"><text:s text:c="6"/>String title = labels.get(field);</text:p>
            <text:p text:style-name="P5"><text:s text:c="6"/>if (title == null) {</text:p>
            <text:p text:style-name="P5"><text:s text:c="8"/>titles[column] = I18NUtils.tradueix(field.fullName);</text:p>
            <text:p text:style-name="P5"><text:s text:c="6"/>} else {</text:p>
            <text:p text:style-name="P5"><text:s text:c="8"/>titles[column] = I18NUtils.tradueix(title);</text:p>
            <text:p text:style-name="P5"><text:s text:c="6"/>}</text:p>
            <text:p text:style-name="P5"><text:s text:c="6"/>column++;</text:p>
            <text:p text:style-name="P5"><text:s text:c="4"/>}</text:p>
            <text:p text:style-name="P5"><text:s text:c="4"/></text:p>
            <text:p text:style-name="P5"><text:s text:c="4"/>for (Integer pos : additionalFields.keySet()) {</text:p>
            <text:p text:style-name="P5"><text:s text:c="6"/>if (pos &lt; 0) {</text:p>
            <text:p text:style-name="P5"><text:s text:c="8"/>continue;</text:p>
            <text:p text:style-name="P5"><text:s text:c="6"/>}</text:p>
            <text:p text:style-name="P5"><text:s text:c="6"/>AdditionalField&lt;?, ?&gt; adField = additionalFields.get(pos);</text:p>
            <text:p text:style-name="P5"><text:s text:c="6"/>titles[column] = I18NUtils.tradueix(adField.getCodeName());</text:p>
            <text:p text:style-name="P5"><text:s text:c="6"/>column++;</text:p>
            <text:p text:style-name="P5"><text:s text:c="4"/>}</text:p>
            <text:p text:style-name="P5"><text:s text:c="4"/></text:p>
            <text:p text:style-name="P5"><text:s text:c="4"/></text:p>
            <text:p text:style-name="P5"><text:s text:c="4"/></text:p>
            <text:p text:style-name="P5"><text:s text:c="4"/></text:p>
            <text:p text:style-name="P5"><text:s text:c="4"/>// Afegir valors <text:s text:c="3"/></text:p>
            <text:p text:style-name="P5"><text:s text:c="4"/>int len = list.size();</text:p>
            <text:p text:style-name="P5"><text:s text:c="4"/>ExportItem[][] items = new ExportItem[len][visibleFields.length + additionalFields.size()];</text:p>
            <text:p text:style-name="P5"><text:s text:c="4"/></text:p>
            <text:p text:style-name="P5"><text:s text:c="4"/>column = 0;</text:p>
            <text:p text:style-name="P5"><text:s text:c="4"/></text:p>
            <text:p text:style-name="P5"><text:s text:c="4"/></text:p>
            <text:p text:style-name="P5"><text:s text:c="4"/>for (Integer pos : additionalFields.keySet()) {</text:p>
            <text:p text:style-name="P5"><text:s text:c="6"/>if (pos &gt;= 0) {</text:p>
            <text:p text:style-name="P5"><text:s text:c="8"/>break;</text:p>
            <text:p text:style-name="P5"><text:s text:c="6"/>}</text:p>
            <text:p text:style-name="P5"><text:s text:c="6"/>AdditionalField&lt;?, ?&gt; adField = additionalFields.get(pos);</text:p>
            <text:p text:style-name="P5"><text:s text:c="6"/>// TODO Falta Value byField</text:p>
            <text:p text:style-name="P5"><text:s text:c="6"/>Map&lt;?, String&gt; values = adField.getValueMap();</text:p>
            <text:p text:style-name="P5"><text:s text:c="6"/></text:p>
            <text:p text:style-name="P5"><text:s text:c="6"/></text:p>
            <text:p text:style-name="P5"><text:s text:c="6"/>for (int j = 0; j &lt; len; j++) {</text:p>
            <text:p text:style-name="P5"><text:s text:c="8"/>// TODO nomes claus primaries uniques</text:p>
            <text:p text:style-name="P5"><text:s text:c="8"/>Object keyValue = Utils.getValueOfJavaField(list.get(j), primaryKeys[0].javaName);</text:p>
            <text:p text:style-name="P5"/>
            <text:p text:style-name="P5"><text:s text:c="8"/>String str = values.get(keyValue);</text:p>
            <text:p text:style-name="P5"><text:s text:c="8"/></text:p>
            <text:p text:style-name="P5"><text:s text:c="8"/>ExportItem item = new ExportItem(str, str);</text:p>
            <text:p text:style-name="P5"><text:s text:c="8"/></text:p>
            <text:p text:style-name="P5"><text:s text:c="8"/>items[j][column] = item;</text:p>
            <text:p text:style-name="P5"><text:s text:c="6"/>}</text:p>
            <text:p text:style-name="P5"><text:s text:c="6"/>column ++;</text:p>
            <text:p text:style-name="P5"><text:s text:c="4"/>}</text:p>
            <text:p text:style-name="P5"/>
            <text:p text:style-name="P5"><text:s text:c="4"/></text:p>
            <text:p text:style-name="P5"><text:s text:c="4"/>for (int i = 0; i &lt; visibleFields.length; i++) { // Columnes</text:p>
            <text:p text:style-name="P5"><text:s text:c="6"/></text:p>
            <text:p text:style-name="P5"><text:s text:c="6"/></text:p>
            <text:p text:style-name="P5"><text:s text:c="6"/>Field&lt;?&gt; field = visibleFields[i];</text:p>
            <text:p text:style-name="P5"><text:s text:c="6"/></text:p>
            <text:p text:style-name="P5"><text:soft-page-break/><text:s text:c="6"/></text:p>
            <text:p text:style-name="P5"><text:s text:c="6"/>Map&lt;String, String&gt; mapping = <text:s/>mapValues.get(field);</text:p>
            <text:p text:style-name="P5"><text:s text:c="6"/></text:p>
            <text:p text:style-name="P5"><text:s text:c="6"/></text:p>
            <text:p text:style-name="P5"><text:s text:c="6"/>for (int j = 0; j &lt; len; j++) { // El camp "field" de totes les files</text:p>
            <text:p text:style-name="P5"><text:s text:c="8"/>Object obj = Utils.getValueOfJavaField(list.get(j), field.javaName);</text:p>
            <text:p text:style-name="P5"><text:s text:c="8"/></text:p>
            <text:p text:style-name="P5"><text:s text:c="8"/>ExportItem item;</text:p>
            <text:p text:style-name="P5"><text:s text:c="8"/></text:p>
            <text:p text:style-name="P5"><text:s text:c="8"/>if (mapping != null) {</text:p>
            <text:p text:style-name="P5"><text:s text:c="10"/></text:p>
            <text:p text:style-name="P5"><text:s text:c="10"/>String str = "";</text:p>
            <text:p text:style-name="P5"><text:s text:c="10"/></text:p>
            <text:p text:style-name="P5"><text:s text:c="10"/>if (obj != null) {</text:p>
            <text:p text:style-name="P5"><text:s text:c="12"/>str = obj.toString();</text:p>
            <text:p text:style-name="P5"><text:s text:c="12"/>String newStr = mapping.get(str);</text:p>
            <text:p text:style-name="P5"><text:s text:c="12"/>if (newStr != null) {</text:p>
            <text:p text:style-name="P5"><text:s text:c="14"/>str = newStr;</text:p>
            <text:p text:style-name="P5"><text:s text:c="12"/>}</text:p>
            <text:p text:style-name="P5"><text:s text:c="10"/>}</text:p>
            <text:p text:style-name="P5"><text:s text:c="10"/></text:p>
            <text:p text:style-name="P5"><text:s text:c="10"/>item = new ExportItem(str, obj);</text:p>
            <text:p text:style-name="P5"><text:s text:c="10"/></text:p>
            <text:p text:style-name="P5"><text:s text:c="8"/>} else if (field instanceof BooleanField) {</text:p>
            <text:p text:style-name="P5"><text:s text:c="10"/>/*</text:p>
            <text:p text:style-name="P5"><text:s text:c="10"/>=No definit</text:p>
            <text:p text:style-name="P5"><text:s text:c="9"/>genapp.checkbox.true=Si</text:p>
            <text:p text:style-name="P5"><text:s text:c="9"/>genapp.checkbox.false=No</text:p>
            <text:p text:style-name="P5"><text:s text:c="10"/>*/</text:p>
            <text:p text:style-name="P5"><text:s text:c="10"/>String str = ""; </text:p>
            <text:p text:style-name="P5"><text:s text:c="10"/>if (obj != null) {</text:p>
            <text:p text:style-name="P5"><text:s text:c="13"/>str = obj.toString();</text:p>
            <text:p text:style-name="P5"><text:s text:c="10"/>}</text:p>
            <text:p text:style-name="P5"><text:s text:c="10"/></text:p>
            <text:p text:style-name="P5"><text:s text:c="10"/>item = new ExportItem(I18NUtils.tradueix("genapp.checkbox." + str), obj);</text:p>
            <text:p text:style-name="P5"><text:s text:c="11"/></text:p>
            <text:p text:style-name="P5"><text:s text:c="8"/>} else <text:s/>if (obj == null) {</text:p>
            <text:p text:style-name="P5"><text:s text:c="10"/>item = new ExportItem("", null);</text:p>
            <text:p text:style-name="P5"><text:s text:c="10"/></text:p>
            <text:p text:style-name="P5"><text:s text:c="8"/>} else {</text:p>
            <text:p text:style-name="P5"><text:s text:c="10"/>item = new ExportItem(obj.toString(), obj);</text:p>
            <text:p text:style-name="P5"><text:s text:c="8"/>}</text:p>
            <text:p text:style-name="P5"><text:s text:c="8"/></text:p>
            <text:p text:style-name="P5"><text:s text:c="8"/>// TODO FALTEN TIPUS TIME, DATE i DATETIME</text:p>
            <text:p text:style-name="P5"><text:s text:c="8"/>// TODO FALTEN TIPUS FLOAT, DOUBLE I BIGDECINAL</text:p>
            <text:p text:style-name="P5"/>
            <text:p text:style-name="P5"><text:s text:c="8"/>items[j][column] = item;</text:p>
            <text:p text:style-name="P5"><text:s text:c="6"/>}</text:p>
            <text:p text:style-name="P5"><text:s text:c="6"/>column ++;</text:p>
            <text:p text:style-name="P5"><text:s text:c="6"/></text:p>
            <text:p text:style-name="P5"><text:s text:c="4"/>}</text:p>
            <text:p text:style-name="P5"><text:s text:c="4"/></text:p>
            <text:p text:style-name="P5"><text:s text:c="4"/></text:p>
            <text:p text:style-name="P5"><text:s text:c="4"/>for (Integer pos : additionalFields.keySet()) {</text:p>
            <text:p text:style-name="P5"><text:s text:c="6"/>if (pos &lt; 0) {</text:p>
            <text:p text:style-name="P5"><text:s text:c="8"/>continue;</text:p>
            <text:p text:style-name="P5"><text:s text:c="6"/>}</text:p>
            <text:p text:style-name="P5"><text:s text:c="6"/>AdditionalField&lt;?, ?&gt; adField = additionalFields.get(pos);</text:p>
            <text:p text:style-name="P5"><text:s text:c="6"/>// TODO Falta Value byField</text:p>
            <text:p text:style-name="P5"><text:s text:c="6"/>Map&lt;?, String&gt; values = adField.getValueMap();</text:p>
            <text:p text:style-name="P5"><text:s text:c="6"/></text:p>
            <text:p text:style-name="P5"><text:s text:c="6"/></text:p>
            <text:p text:style-name="P5"><text:s text:c="6"/>for (int j = 0; j &lt; len; j++) {</text:p>
            <text:p text:style-name="P5"><text:s text:c="8"/>// TODO nomes claus primaries uniques</text:p>
            <text:p text:style-name="P5"><text:s text:c="8"/>Object keyValue = Utils.getValueOfJavaField(list.get(j), primaryKeys[0].javaName);</text:p>
            <text:p text:style-name="P5"/>
            <text:p text:style-name="P5"><text:s text:c="8"/>String str = values.get(keyValue);</text:p>
            <text:p text:style-name="P5"><text:s text:c="8"/></text:p>
            <text:p text:style-name="P5"><text:s text:c="8"/>ExportItem item = new ExportItem(str, str);</text:p>
            <text:p text:style-name="P5"><text:soft-page-break/><text:s text:c="8"/></text:p>
            <text:p text:style-name="P5"><text:s text:c="8"/>items[j][column] = item;</text:p>
            <text:p text:style-name="P5"><text:s text:c="6"/>}</text:p>
            <text:p text:style-name="P5"><text:s text:c="6"/>column ++;</text:p>
            <text:p text:style-name="P5"><text:s text:c="4"/>}</text:p>
            <text:p text:style-name="P5"/>
            <text:p text:style-name="P5"/>
            <text:p text:style-name="P5"><text:s text:c="4"/>return new ExportData(titles, items);</text:p>
            <text:p text:style-name="P5"><text:s text:c="2"/>}</text:p>
            <text:p text:style-name="P5"/>
            <text:p text:style-name="P5"/>
            <text:p text:style-name="P5"><text:s text:c="2"/>public static <text:s/>Field&lt;?&gt;[] getVisibleFields(BaseFilterForm filterForm, Field&lt;?&gt;[] allFields) {</text:p>
            <text:p text:style-name="P5"><text:s text:c="4"/>Field&lt;?&gt;[] visibleFields;</text:p>
            <text:p text:style-name="P5"><text:s text:c="4"/>{</text:p>
            <text:p text:style-name="P5"><text:s text:c="6"/>Set&lt;Field&lt;?&gt;&gt; hiddenFields = filterForm.getHiddenFields();</text:p>
            <text:p text:style-name="P5"><text:s text:c="6"/>List&lt;Field&lt;?&gt;&gt; visibleFieldsL = new ArrayList&lt;Field&lt;?&gt;&gt;();</text:p>
            <text:p text:style-name="P5"><text:s text:c="6"/>for (Field&lt;?&gt; field : allFields) {</text:p>
            <text:p text:style-name="P5"><text:s text:c="8"/>if (!hiddenFields.contains(field)) {</text:p>
            <text:p text:style-name="P5"><text:s text:c="10"/>visibleFieldsL.add(field);</text:p>
            <text:p text:style-name="P5"><text:s text:c="8"/>}</text:p>
            <text:p text:style-name="P5"><text:s text:c="6"/>}</text:p>
            <text:p text:style-name="P5"><text:s text:c="6"/>visibleFields = visibleFieldsL.toArray(new Field&lt;?&gt;[visibleFieldsL.size()]);</text:p>
            <text:p text:style-name="P5"><text:s text:c="4"/>}</text:p>
            <text:p text:style-name="P5"><text:s text:c="4"/>return visibleFields;</text:p>
            <text:p text:style-name="P5"><text:s text:c="2"/>}</text:p>
            <text:p text:style-name="P5"><text:s text:c="2"/></text:p>
            <text:p text:style-name="P5">}</text:p>
          </table:table-cell>
        </table:table-row>
      </table:table>
      <text:p text:style-name="Standard"/>
      <text:list xml:id="list31378208" text:continue-numbering="true" text:style-name="L1">
        <text:list-item>
          <text:list>
            <text:list-item>
              <text:p text:style-name="P8">En la classe InitServlet descomentar el codi d'Exportació:</text:p>
            </text:list-item>
          </text:list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4"><text:span text:style-name="T2"><text:s text:c="4"/></text:span><text:span text:style-name="T6">// Inicialitzar els DataExporters</text:span></text:p>
            <text:p text:style-name="P4"><text:span text:style-name="T2"><text:s text:c="4"/></text:span><text:span text:style-name="T7">try</text:span><text:span text:style-name="T2"> {</text:span></text:p>
            <text:p text:style-name="P4"><text:span text:style-name="T2"><text:s text:c="6"/>String </text:span><text:span text:style-name="T8">pkgsTxt</text:span><text:span text:style-name="T2"> = <text:s/>Configuracio.</text:span><text:span text:style-name="T3">getExportDataPlugins</text:span><text:span text:style-name="T2">();</text:span></text:p>
            <text:p text:style-name="P4"><text:span text:style-name="T2"><text:s text:c="6"/></text:span><text:span text:style-name="T7">if</text:span><text:span text:style-name="T2"> (</text:span><text:span text:style-name="T8">pkgsTxt</text:span><text:span text:style-name="T2"> == </text:span><text:span text:style-name="T7">null</text:span><text:span text:style-name="T2">) {</text:span></text:p>
            <text:p text:style-name="P4"><text:span text:style-name="T2"><text:s text:c="8"/></text:span><text:span text:style-name="T9">log</text:span><text:span text:style-name="T2">.warn(</text:span><text:span text:style-name="T11">"No s'ha definit la propietat "</text:span><text:span text:style-name="T2"> + Constants.</text:span><text:span text:style-name="T4">XXXXXX</text:span><text:span text:style-name="T10">_PROPERTY_BASE</text:span><text:span text:style-name="T2"> + </text:span><text:span text:style-name="T11">"exportdataplugins"</text:span><text:span text:style-name="T2"> + </text:span><text:span text:style-name="T11">" !!!!!"</text:span><text:span text:style-name="T2">);</text:span></text:p>
            <text:p text:style-name="P4"><text:span text:style-name="T2"><text:s text:c="6"/>} </text:span><text:span text:style-name="T7">else</text:span><text:span text:style-name="T2"> {</text:span></text:p>
            <text:p text:style-name="P4"><text:span text:style-name="T2"><text:s text:c="8"/>String[] </text:span><text:span text:style-name="T8">plugins</text:span><text:span text:style-name="T2"> = </text:span><text:span text:style-name="T8">pkgsTxt</text:span><text:span text:style-name="T2">.replace(</text:span><text:span text:style-name="T11">" "</text:span><text:span text:style-name="T2">, </text:span><text:span text:style-name="T11">""</text:span><text:span text:style-name="T2">).split(</text:span><text:span text:style-name="T11">","</text:span><text:span text:style-name="T2">);</text:span></text:p>
            <text:p text:style-name="P2"><text:s text:c="8"/></text:p>
            <text:p text:style-name="P4"><text:span text:style-name="T2"><text:s text:c="8"/></text:span><text:span text:style-name="T7">if</text:span><text:span text:style-name="T2"> (</text:span><text:span text:style-name="T8">plugins</text:span><text:span text:style-name="T2"> == </text:span><text:span text:style-name="T7">null</text:span><text:span text:style-name="T2"> || </text:span><text:span text:style-name="T8">plugins</text:span><text:span text:style-name="T2">.</text:span><text:span text:style-name="T9">length</text:span><text:span text:style-name="T2"> == 0) {</text:span></text:p>
            <text:p text:style-name="P4"><text:span text:style-name="T2"><text:s text:c="10"/></text:span><text:span text:style-name="T9">log</text:span><text:span text:style-name="T2">.warn(</text:span><text:span text:style-name="T11">"No existeixen Plugins de ExportData !!!!!"</text:span><text:span text:style-name="T2">);</text:span></text:p>
            <text:p text:style-name="P4"><text:span text:style-name="T2"><text:s text:c="7"/>} </text:span><text:span text:style-name="T7">else</text:span><text:span text:style-name="T2"> {</text:span></text:p>
            <text:p text:style-name="P2"><text:s text:c="7"/></text:p>
            <text:p text:style-name="P4"><text:span text:style-name="T2"><text:s text:c="9"/></text:span><text:span text:style-name="T7">for</text:span><text:span text:style-name="T2"> (String </text:span><text:span text:style-name="T8">class1</text:span><text:span text:style-name="T2"> : </text:span><text:span text:style-name="T8">plugins</text:span><text:span text:style-name="T2">) {</text:span></text:p>
            <text:p text:style-name="P4"><text:span text:style-name="T2"><text:s text:c="11"/>IExportDataPlugin </text:span><text:span text:style-name="T8">edp</text:span><text:span text:style-name="T2"> = (IExportDataPlugin)PluginsManager.</text:span><text:span text:style-name="T3">instancePluginByClassName</text:span><text:span text:style-name="T2">(</text:span><text:span text:style-name="T8">class1</text:span><text:span text:style-name="T2">);</text:span></text:p>
            <text:p text:style-name="P4"><text:span text:style-name="T2"><text:s text:c="11"/></text:span><text:span text:style-name="T7">if</text:span><text:span text:style-name="T2"> (</text:span><text:span text:style-name="T8">edp</text:span><text:span text:style-name="T2"> == </text:span><text:span text:style-name="T7">null</text:span><text:span text:style-name="T2">) {</text:span></text:p>
            <text:p text:style-name="P4"><text:span text:style-name="T2"><text:s text:c="13"/></text:span><text:span text:style-name="T9">log</text:span><text:span text:style-name="T2">.warn(</text:span><text:span text:style-name="T11">"No s'ha pogut instanciar Plugin associat a la classe "</text:span><text:span text:style-name="T2"> + </text:span><text:span text:style-name="T8">class1</text:span><text:span text:style-name="T2">);</text:span></text:p>
            <text:p text:style-name="P4"><text:span text:style-name="T2"><text:s text:c="11"/>} </text:span><text:span text:style-name="T7">else</text:span><text:span text:style-name="T2"> {</text:span></text:p>
            <text:p text:style-name="P4"><text:span text:style-name="T2"><text:s text:c="13"/></text:span><text:span text:style-name="T9">log</text:span><text:span text:style-name="T2">.warn(</text:span><text:span text:style-name="T11">"Registrant DataExporter: "</text:span><text:span text:style-name="T2"> + </text:span><text:span text:style-name="T8">class1</text:span><text:span text:style-name="T2">);</text:span></text:p>
            <text:p text:style-name="P4"><text:span text:style-name="T2"><text:s text:c="13"/>DataExporterManager.</text:span><text:span text:style-name="T3">addDataExporter</text:span><text:span text:style-name="T2">(</text:span><text:span text:style-name="T7">new</text:span><text:span text:style-name="T2"> DataExporter</text:span><text:span text:style-name="T4">XXXXX</text:span><text:span text:style-name="T2">(</text:span><text:span text:style-name="T8">edp</text:span><text:span text:style-name="T2">));</text:span></text:p>
            <text:p text:style-name="P2"><text:s text:c="11"/>} </text:p>
            <text:p text:style-name="P2"><text:s text:c="9"/>}</text:p>
            <text:p text:style-name="P2"><text:s text:c="7"/>}</text:p>
            <text:p text:style-name="P2"><text:s text:c="8"/></text:p>
            <text:p text:style-name="P2"><text:s text:c="6"/>}</text:p>
            <text:p text:style-name="P4"><text:span text:style-name="T2"><text:s text:c="4"/>} </text:span><text:span text:style-name="T7">catch</text:span><text:span text:style-name="T2">(Throwable </text:span><text:span text:style-name="T8">e</text:span><text:span text:style-name="T2">) {</text:span></text:p>
            <text:p text:style-name="P4"><text:span text:style-name="T2"><text:s text:c="6"/></text:span><text:span text:style-name="T9">log</text:span><text:span text:style-name="T2">.error(</text:span><text:span text:style-name="T11">"Error inicialitzant els DataExporters: "</text:span><text:span text:style-name="T2"> + </text:span><text:span text:style-name="T8">e</text:span><text:span text:style-name="T2">.getMessage(), </text:span><text:span text:style-name="T8">e</text:span><text:span text:style-name="T2">);</text:span></text:p>
            <text:p text:style-name="P2"><text:s text:c="4"/>}</text:p>
          </table:table-cell>
        </table:table-row>
      </table:table>
      <text:p text:style-name="Standard"/>
      <text:list xml:id="list31365333" text:continue-numbering="true" text:style-name="L1">
        <text:list-item>
          <text:list>
            <text:list-item>
              <text:p text:style-name="P9">En el <text:s/>afegir la següent entrada al fitxer [PROJECT]\scripts\config\<text:span text:style-name="T1">xxxxx</text:span>-properties-service.xml:</text:p>
            </text:list-item>
          </text:list>
        </text:list-item>
      </text:list>
      <table:table table:name="Taula3" table:style-name="Taula3">
        <table:table-column table:style-name="Taula3.A"/>
        <text:soft-page-break/>
        <table:table-row>
          <table:table-cell table:style-name="Taula3.A1" office:value-type="string">
            <text:p text:style-name="P6">&lt;!-- Llistat de Plugins per l'exportació de dades en els llistats (excel, ods, csv, ...) --&gt;<text:line-break/>es.caib.<text:span text:style-name="T1">xxxxx</text:span>.exportdataplugins=org.fundaciobit.plugins.exportdata.cvs.CSVPlugin,org.fundaciobit.plugins.exportdata.ods.ODSPlugin,org.fundaciobit.plugins.exportdata.excel.ExcelPlugin</text:p>
          </table:table-cell>
        </table:table-row>
      </table:table>
      <text:p text:style-name="P7"/>
      <text:list xml:id="list31365619" text:continue-numbering="true" text:style-name="L1">
        <text:list-item>
          <text:list>
            <text:list-item>
              <text:p text:style-name="P8">Editar fitxer -back/src/main/java/es/caib/xxxxx/back/form/XXXXXBaseFilterForm.java</text:p>
              <text:p text:style-name="P8">i dins del constructor cridar al següent mètode</text:p>
            </text:list-item>
          </text:list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11"><text:span text:style-name="T2"><text:s text:c="2"/></text:span><text:span text:style-name="T7">public</text:span><text:span text:style-name="T2"> </text:span><text:span text:style-name="T4">XXXXX</text:span><text:span text:style-name="T2">BaseFilterForm() {</text:span></text:p>
            <text:p text:style-name="P11"><text:span text:style-name="T2"><text:s text:c="4"/>setVisibleExportList(</text:span><text:span text:style-name="T7">false</text:span><text:span text:style-name="T2">);</text:span></text:p>
            <text:p text:style-name="P12"><text:span text:style-name="T5"><text:s text:c="2"/>}</text:span></text:p>
          </table:table-cell>
        </table:table-row>
      </table:table>
      <text:p text:style-name="Standard"/>
      <text:list xml:id="list31377368" text:continue-numbering="true" text:style-name="L1">
        <text:list-item>
          <text:list>
            <text:list-item>
              <text:p text:style-name="P8">Per cada Controller que vulguis exportar pots afegir la següent entrada al mètode "public CCCCCCCCCCCCFilterForm getCCCCCCCFilterForm(Integer pagina, ModelAndView mav, HttpServletRequest request) throws I18NException " :</text:p>
            </text:list-item>
          </text:list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1"><text:span text:style-name="T8">ccccccccFilterForm</text:span><text:span text:style-name="T2">.setVisibleExportList(</text:span><text:span text:style-name="T7">true</text:span><text:span text:style-name="T2">);</text:span>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52S</meta:editing-duration>
    <meta:editing-cycles>15</meta:editing-cycles>
    <meta:generator>OpenOffice/4.1.1$Win32 OpenOffice.org_project/411m6$Build-9775</meta:generator>
    <dc:date>2018-01-17T11:17:33.04</dc:date>
    <dc:creator>Antoni Nadal</dc:creator>
    <meta:document-statistic meta:table-count="8" meta:image-count="0" meta:object-count="0" meta:page-count="7" meta:paragraph-count="349" meta:word-count="1003" meta:character-count="11298"/>
    <meta:user-defined meta:name="Info 1"/>
    <meta:user-defined meta:name="Info 2"/>
    <meta:user-defined meta:name="Info 3"/>
    <meta:user-defined meta:name="Info 4"/>
  </office:meta>
</office:document-meta>
</file>